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sup>
                      <mo stretchy="false">∂</mo>
                      <mn>2</mn>
                    </msup>
                    <mi>v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row>
            </mrow>
          </mrow>
        </mtd>
      </mtr>
      <mtr>
        <mtd>
          <mrow>
            <mtext>mit</mtext>
          </mrow>
        </mtd>
      </mtr>
      <mtr>
        <mtd>
          <mrow>
            <mfrac>
              <mrow>
                <msup>
                  <mo stretchy="false">∂</mo>
                  <mn>2</mn>
                </msup>
                <mi>v</mi>
              </mrow>
              <mrow>
                <mo stretchy="false">∂</mo>
                <mi>y</mi>
                <mo stretchy="false">∂</mo>
                <mi>x</mi>
              </mrow>
            </mfrac>
            <mrow>
              <mi/>
              <mo stretchy="false">=</mo>
              <mi/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i/>
            <mtext> :</mtext>
          </mrow>
        </mtd>
      </mtr>
      <mtr>
        <mtd>
          <mrow/>
        </mtd>
      </mtr>
      <mtr>
        <mtd>
          <mrow>
            <mo stretchy="false">⇒</mo>
            <mi/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row>
            </mrow>
          </mrow>
        </mtd>
      </mtr>
      <mtr>
        <mtd>
          <mrow>
            <mo stretchy="false">⇒</mo>
            <mi/>
            <mn>0</mn>
            <mrow>
              <mi/>
              <mo stretchy="false">=</mo>
              <mi/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row>
              <mi/>
              <mo stretchy="false">+</mo>
              <mi/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y</mi>
                  <mn>2</mn>
                </msup>
              </mrow>
            </mfrac>
            <mrow>
              <mi/>
              <mo stretchy="false">≡</mo>
              <mi/>
            </mrow>
            <mo stretchy="false">Δ</mo>
            <mi>u</mi>
          </mrow>
        </mtd>
      </mtr>
    </mtable>
    <annotation encoding="StarMath 5.0">{partial^2 u} over {partial y^2} `=` -{partial^2 v} over {partial x partial y}
newline alignc "mit" newline
{partial^2 v} over {partial y partial x} `=` {partial^2 u} over {partial x^2} ~" :"
newline newline drarrow ~
{partial^2 u} over {partial x^2} `=` -{partial^2 u} over {partial y^2}
newline drarrow ~
0 `=` {partial^2 u} over {partial x^2} `+` {partial^2 u} over {partial y^2} `equiv` %DELTA 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02:04.570000000</meta:creation-date>
    <meta:generator>LibreOffice/4.1.4.2$Windows_x86 LibreOffice_project/0a0440ccc0227ad9829de5f46be37cfb6edcf72</meta:generator>
  </office:meta>
</office:document-meta>
</file>